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 fo:line-height="100%"/>
      <style:text-properties fo:font-size="14pt" officeooo:rsid="001929b1" officeooo:paragraph-rsid="001929b1" style:font-size-asian="14pt" style:font-size-complex="14pt"/>
    </style:style>
    <style:style style:name="P2" style:family="paragraph" style:parent-style-name="Standard">
      <style:paragraph-properties fo:margin-top="0in" fo:margin-bottom="0.1965in" style:contextual-spacing="false" fo:line-height="100%"/>
      <style:text-properties fo:font-size="12pt" officeooo:rsid="001929b1" officeooo:paragraph-rsid="001929b1" style:font-size-asian="12pt" style:font-size-complex="12pt"/>
    </style:style>
    <style:style style:name="P3" style:family="paragraph" style:parent-style-name="Standard">
      <style:paragraph-properties fo:margin-top="0in" fo:margin-bottom="0.1965in" style:contextual-spacing="false" fo:line-height="100%"/>
      <style:text-properties fo:font-size="12pt" officeooo:paragraph-rsid="001929b1" style:font-size-asian="12pt" style:font-size-complex="12pt"/>
    </style:style>
    <style:style style:name="P4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4pt" fo:font-weight="bold" officeooo:rsid="001929b1" officeooo:paragraph-rsid="001929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2pt" officeooo:rsid="001929b1" officeooo:paragraph-rsid="001929b1" style:font-size-asian="12pt" style:font-size-complex="12pt"/>
    </style:style>
    <style:style style:name="P6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2pt" fo:letter-spacing="normal" fo:font-style="normal" fo:font-weight="normal" officeooo:rsid="001929b1" officeooo:paragraph-rsid="001929b1" style:font-size-asian="12pt" style:font-size-complex="12pt"/>
    </style:style>
    <style:style style:name="P7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4pt" fo:letter-spacing="normal" fo:font-style="normal" fo:font-weight="bold" officeooo:rsid="001929b1" officeooo:paragraph-rsid="001929b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Google Material Icons" fo:letter-spacing="normal" fo:font-style="normal" fo:font-weight="normal"/>
    </style:style>
    <style:style style:name="T2" style:family="text">
      <style:text-properties fo:font-variant="normal" fo:text-transform="none" style:font-name="Google Material Ico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Google Material Icons" fo:font-size="16pt" fo:letter-spacing="normal" fo:font-style="normal" fo:font-weight="bold" officeooo:rsid="001c736f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font-name="Google Material Icons" fo:font-size="16pt" fo:letter-spacing="normal" fo:font-style="normal" fo:font-weight="bold" officeooo:rsid="001c880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lítica de privacidad de la aplicación móvil </text:span><text:span text:style-name="T4">Bible/Biblia</text:span></text:p>
      <text:p text:style-name="P2"/>
      <text:p text:style-name="P6">Titular y responsable del tratamiento</text:p>
      <text:p text:style-name="P6">Rafael Rodríguez</text:p>
      <text:p text:style-name="P6">Desarrollador React native</text:p>
      <text:p text:style-name="P1"><text:span text:style-name="T2">correo electrónico de contacto del propietario: </text:span><text:a xlink:type="simple" xlink:href="mailto:rrrg1459@hotmail.com" text:style-name="Internet_20_link" text:visited-style-name="Visited_20_Internet_20_Link"><text:span text:style-name="T2">rrg1459@hotmail.com</text:span></text:a></text:p>
      <text:p text:style-name="P2"/>
      <text:p text:style-name="P7">Tipos de datos recopilados</text:p>
      <text:p text:style-name="P6">Esta aplicación no recolecta o extrae ningún tipo de dato del usuario.</text:p>
      <text:p text:style-name="P1"/>
      <text:p text:style-name="P7">Tipos de datos compartidos</text:p>
      <text:p text:style-name="P6">Esta aplicación no comparte ningún tipo de datos del usuario con otras empresas u organizaciones.</text:p>
      <text:p text:style-name="P3"/>
      <text:p text:style-name="P4">Permisos del dispositivo para el acceso a datos personales</text:p>
      <text:p text:style-name="P5">Esta aplicación no pide ningún tipo de permiso para el acceso a datos personales del usuario.</text:p>
      <text:p text:style-name="P2"/>
      <text:p text:style-name="P4">Publicidad en la aplicación</text:p>
      <text:p text:style-name="P5">Esta aplicación no contiene ningún tipo de publicidad durante su u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50:54.118606028</meta:creation-date>
    <dc:date>2025-01-15T21:55:38.762681673</dc:date>
    <meta:editing-duration>PT3M1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100" meta:character-count="670" meta:non-whitespace-character-count="583"/>
  </office:meta>
</office:document-meta>
</file>